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60000031E72B49F9AD5FE93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4" draw:style-name="gr1" draw:text-style-name="P1" draw:layer="layout" svg:width="25.77cm" svg:height="12.433cm" svg:x="0.5cm" svg:y="0.499cm">
          <draw:image xlink:href="Pictures/10000001000006760000031E72B49F9AD5FE93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6.77cm" fo:page-height="13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05:26.650739319</dc:date>
    <meta:editing-duration>PT4H57M57S</meta:editing-duration>
    <meta:editing-cycles>16</meta:editing-cycles>
    <meta:generator>LibreOffice/7.4.0.3$Linux_X86_64 LibreOffice_project/40$Build-3</meta:generator>
    <meta:document-statistic meta:object-count="1"/>
  </office:meta>
</office:document-meta>
</file>